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0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ff"/>
    </style:style>
    <style:style style:name="ce2" style:family="table-cell" style:parent-style-name="Default">
      <style:table-cell-properties fo:background-color="#aecf00"/>
      <style:text-properties style:use-window-font-color="true"/>
    </style:style>
    <style:style style:name="ce3" style:family="table-cell" style:parent-style-name="Default">
      <style:table-cell-properties fo:background-color="#66ffff"/>
    </style:style>
    <style:style style:name="ce4" style:family="table-cell" style:parent-style-name="Default">
      <style:table-cell-properties fo:background-color="#99cc66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CPU Speed</text:p>
          </table:table-cell>
          <table:table-cell table:style-name="ce1" office:value-type="float" office:value="4">
            <text:p>4</text:p>
          </table:table-cell>
          <table:table-cell office:value-type="string">
            <text:p>Mhz</text:p>
          </table:table-cell>
          <table:table-cell office:value-type="string">
            <text:p>T_ADS</text:p>
          </table:table-cell>
          <table:table-cell table:style-name="ce3" office:value-type="float" office:value="40">
            <text:p>40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CPU Period</text:p>
          </table:table-cell>
          <table:table-cell table:style-name="ce2" table:formula="of:=1000/[.B1]" office:value-type="float" office:value="250">
            <text:p>250</text:p>
          </table:table-cell>
          <table:table-cell office:value-type="string">
            <text:p>ns</text:p>
          </table:table-cell>
          <table:table-cell office:value-type="string">
            <text:p>T_DHR</text:p>
          </table:table-cell>
          <table:table-cell table:style-name="ce3" office:value-type="float" office:value="10">
            <text:p>10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FB Speed</text:p>
          </table:table-cell>
          <table:table-cell table:style-name="ce3" office:value-type="float" office:value="128">
            <text:p>128</text:p>
          </table:table-cell>
          <table:table-cell office:value-type="string">
            <text:p>Mhz</text:p>
          </table:table-cell>
          <table:table-cell office:value-type="string">
            <text:p>T_DSR</text:p>
          </table:table-cell>
          <table:table-cell table:style-name="ce3" office:value-type="float" office:value="10">
            <text:p>10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FB Period</text:p>
          </table:table-cell>
          <table:table-cell table:style-name="ce4" table:formula="of:=1000/[.B3]" office:value-type="float" office:value="7.8125">
            <text:p>7.81</text:p>
          </table:table-cell>
          <table:table-cell office:value-type="string">
            <text:p>ns</text:p>
          </table:table-cell>
          <table:table-cell office:value-type="string">
            <text:p>T_PCS</text:p>
          </table:table-cell>
          <table:table-cell table:style-name="ce3" office:value-type="float" office:value="15">
            <text:p>1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3"/>
          <table:table-cell office:value-type="string">
            <text:p>T_MDS</text:p>
          </table:table-cell>
          <table:table-cell table:style-name="ce3" office:value-type="float" office:value="30">
            <text:p>30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ERIOD INDICES: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 table:formula="of:=CPU_Period/FB_Period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string">
            <text:p>PHI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HI2</text:p>
          </table:table-cell>
          <table:table-cell table:formula="of:=INT([.B8]/2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string">
            <text:p>ADS</text:p>
          </table:table-cell>
          <table:table-cell table:formula="of:=CEILING(T_ADS/FB_Period; 1; 0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DHR</text:p>
          </table:table-cell>
          <table:table-cell table:formula="of:=CEILING(T_DHR/FB_Period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P1DHR</text:p>
          </table:table-cell>
          <table:table-cell table:formula="of:=CEILING(T_DHR/FB_Period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P2DHR</text:p>
          </table:table-cell>
          <table:table-cell table:formula="of:=[.B10] + CEILING(T_DHR/FB_Period;1;0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string">
            <text:p>P2DSR</text:p>
          </table:table-cell>
          <table:table-cell table:formula="of:=[.B8]-MAX(CEILING(T_DSR/FB_Period;1;0); CEILING(T_PCS/FB_Period;1;0))" office:value-type="float" office:value="30">
            <text:p>30</text:p>
          </table:table-cell>
          <table:table-cell/>
          <table:table-cell office:value-type="string">
            <text:p>(including ready PCS)</text:p>
          </table:table-cell>
          <table:table-cell table:number-columns-repeated="2"/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CPU_Speed" table:base-cell-address="$Sheet1.$A$1" table:cell-range-address="$Sheet1.$B$1"/>
        <table:named-range table:name="CPU_Period" table:base-cell-address="$Sheet1.$A$2" table:cell-range-address="$Sheet1.$B$2"/>
        <table:named-range table:name="FB_Speed" table:base-cell-address="$Sheet1.$A$3" table:cell-range-address="$Sheet1.$B$3"/>
        <table:named-range table:name="FB_Period" table:base-cell-address="$Sheet1.$A$4" table:cell-range-address="$Sheet1.$B$4"/>
        <table:named-range table:name="T_ADS" table:base-cell-address="$Sheet1.$D$1" table:cell-range-address="$Sheet1.$E$1"/>
        <table:named-range table:name="T_DHR" table:base-cell-address="$Sheet1.$D$2" table:cell-range-address="$Sheet1.$E$2"/>
        <table:named-range table:name="T_DSR" table:base-cell-address="$Sheet1.$D$3" table:cell-range-address="$Sheet1.$E$3"/>
        <table:named-range table:name="T_PCS" table:base-cell-address="$Sheet1.$D$4" table:cell-range-address="$Sheet1.$E$4"/>
        <table:named-range table:name="T_MDS" table:base-cell-address="$Sheet1.$D$5" table:cell-range-address="$Sheet1.$E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01">01/12/2025</text:date>, <text:time>15:0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7M18S</meta:editing-duration>
    <meta:editing-cycles>3</meta:editing-cycles>
    <meta:generator>OpenOffice/4.1.15$Win32 OpenOffice.org_project/4115m2$Build-9813</meta:generator>
    <dc:date>2025-12-01T15:06:06.58</dc:date>
    <dc:creator>Dom Bee</dc:creator>
    <meta:document-statistic meta:table-count="3" meta:cell-count="45" meta:object-count="0"/>
    <meta:user-defined meta:name="Info 1"/>
    <meta:user-defined meta:name="Info 2"/>
    <meta:user-defined meta:name="Info 3"/>
    <meta:user-defined meta:name="Info 4"/>
  </office:meta>
</office:document-meta>
</file>